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00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27" text:outline-level="4">1. Пользовательские элементы управления, темы и мастер-страницы</text:h>
      <text:list xml:id="list6970337657517804271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oft-page-break/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6498893266051421635" text:style-name="L2">
        <text:list-item>
          <text:p text:style-name="P5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1">1) тут создается серверный контрол, создание которых я пропустил,но все вроде абсольтно понятно</text:p>
          <text:p text:style-name="P63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3"><text:span text:style-name="T44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2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8"/>
        </text:list-item>
      </text:list>
      <text:h text:style-name="P12" text:outline-level="2">Интернет магазин на ASP.NET MVC 5</text:h>
      <text:list xml:id="list5795734194146385375" text:style-name="L3">
        <text:list-item>
          <text:p text:style-name="P5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5664699667870441076" text:style-name="L4">
        <text:list-item>
          <text:h text:style-name="P29" text:outline-level="3">1. Модель безопасности ASP.NET</text:h>
          <text:list>
            <text:list-item>
              <text:p text:style-name="P43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3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3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3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3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1">RequireSSL </text:span><text:span text:style-name="T52">- </text:span><text:span text:style-name="T53">мутно</text:span></text:p>
            </text:list-item>
            <text:list-item>
              <text:p text:style-name="P43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3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3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3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3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3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3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3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3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3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5368495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4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5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3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3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3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3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3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3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3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3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997416381889912692" text:style-name="L5">
        <text:list-item>
          <text:p text:style-name="P6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47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7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47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7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47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7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7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7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7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7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7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7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47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7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6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6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7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47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7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7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8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48"><text:span text:style-name="T59">FieldValidator</text:span><text:span text:style-name="T47"> - тоже</text:span></text:p>
            </text:list-item>
            <text:list-item>
              <text:p text:style-name="P47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47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7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5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2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7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6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6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7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7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7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7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7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7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7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7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Изучаем ASP.NET MVC 5</text:h>
      <text:list xml:id="list4195213040195365852" text:style-name="L6">
        <text:list-item>
          <text:h text:style-name="P34" text:outline-level="3">1. Начинаем изучать ASP.NET MVC</text:h>
          <text:list>
            <text:list-item>
              <text:p text:style-name="P49"><text:a xlink:type="simple" xlink:href="https://professorweb.ru/my/ASP_NET/mvc/level1/1_1.php" text:style-name="Internet_20_link" text:visited-style-name="Visited_20_Internet_20_Link"><text:span text:style-name="T43">История развития ASP.NET</text:span></text:a></text:p>
            </text:list-item>
            <text:list-item>
              <text:p text:style-name="P49"><text:a xlink:type="simple" xlink:href="https://professorweb.ru/my/ASP_NET/mvc/level1/1_2.php" text:style-name="Internet_20_link" text:visited-style-name="Visited_20_Internet_20_Link"><text:span text:style-name="T43">Преимущества ASP.NET MVC</text:span></text:a></text:p>
            </text:list-item>
            <text:list-item>
              <text:p text:style-name="P49"><text:a xlink:type="simple" xlink:href="https://professorweb.ru/my/ASP_NET/mvc/level1/1_3.php" text:style-name="Internet_20_link" text:visited-style-name="Visited_20_Internet_20_Link"><text:span text:style-name="T43">Структура проекта MVC</text:span></text:a></text:p>
              <text:h text:style-name="P35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5371067" text:continue-numbering="true" text:style-name="L6">
        <text:list-item>
          <text:list>
            <text:list-item>
              <text:p text:style-name="P49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49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49"><text:span text:style-name="T47">что за </text:span><text:span text:style-name="T67">@ViewData["Message"]</text:span><text:span text:style-name="T33"> раньше</text:span><text:span text:style-name="T47"> был только </text:span><text:span text:style-name="T68">ViewBag.Message</text:span><text:span text:style-name="T47"> </text:span></text:p>
              <text:p text:style-name="P49"><text:span text:style-name="T47">не получается на лету продолжить при исключении — окно не такое как в примере</text:span></text:p>
            </text:list-item>
            <text:list-item>
              <text:p text:style-name="P49"><text:a xlink:type="simple" xlink:href="https://professorweb.ru/my/ASP_NET/mvc/level1/1_6.php" text:style-name="Internet_20_link" text:visited-style-name="Visited_20_Internet_20_Link"><text:span text:style-name="T33">Использование ссылок на браузеры</text:span></text:a></text:p>
            </text:list-item>
            <text:list-item>
              <text:p text:style-name="P49"><text:a xlink:type="simple" xlink:href="https://professorweb.ru/my/ASP_NET/mvc/level1/1_7.php" text:style-name="Internet_20_link" text:visited-style-name="Visited_20_Internet_20_Link"><text:span text:style-name="T33">Архитектура ASP.NET MVC</text:span></text:a></text:p>
            </text:list-item>
            <text:list-item>
              <text:p text:style-name="P49"><text:a xlink:type="simple" xlink:href="https://professorweb.ru/my/ASP_NET/mvc/level1/1_8.php" text:style-name="Internet_20_link" text:visited-style-name="Visited_20_Internet_20_Link"><text:span text:style-name="T33">Автоматизированное тестирование</text:span></text:a>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49"><text:a xlink:type="simple" xlink:href="https://professorweb.ru/my/ASP_NET/mvc/level2/2_1.php" text:style-name="Internet_20_link" text:visited-style-name="Visited_20_Internet_20_Link"><text:span text:style-name="T33">Модели и компоновки в Razor</text:span></text:a></text:p>
            </text:list-item>
            <text:list-item>
              <text:p text:style-name="P49"><text:a xlink:type="simple" xlink:href="https://professorweb.ru/my/ASP_NET/mvc/level2/2_2.php" text:style-name="Internet_20_link" text:visited-style-name="Visited_20_Internet_20_Link"><text:span text:style-name="T33">Выражения Razor</text:span></text:a></text:p>
            </text:list-item>
            <text:list-item>
              <text:p text:style-name="P49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49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49"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4" text:outline-level="3"><text:soft-page-break/>3. Маршрутизация URL</text:h>
          <text:list>
            <text:list-item>
              <text:p text:style-name="P49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49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49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49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49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49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49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49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49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49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49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49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49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49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49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49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49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49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49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49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49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49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49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49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49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49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49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49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49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49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<text:soft-page-break/>6. Вспомогательные методы и работа с AJAX</text:h>
          <text:list>
            <text:list-item>
              <text:p text:style-name="P49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49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49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49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49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49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49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49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49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49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49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49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49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49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49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49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49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49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49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9T15:17:36.44</dc:date>
    <meta:editing-duration>P26DT3H13M5S</meta:editing-duration>
    <meta:editing-cycles>44</meta:editing-cycles>
    <meta:generator>OpenOffice/4.1.2$Win32 OpenOffice.org_project/412m3$Build-9782</meta:generator>
    <meta:document-statistic meta:table-count="0" meta:image-count="0" meta:object-count="0" meta:page-count="23" meta:paragraph-count="807" meta:word-count="3406" meta:character-count="22823"/>
  </office:meta>
</office:document-meta>
</file>